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italic" style:text-underline-style="none" style:font-style-asian="italic" style:font-style-complex="italic"/>
    </style:style>
    <style:style style:name="P5" style:family="paragraph" style:parent-style-name="Text_20_body">
      <style:text-properties fo:font-style="italic" fo:font-weight="bold" style:font-style-asian="italic" style:font-weight-asian="normal" style:font-style-complex="italic"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Level_20_2">
      <style:text-properties fo:font-style="normal" style:font-style-asian="normal" style:font-style-complex="normal"/>
    </style:style>
    <style:style style:name="P9" style:family="paragraph" style:parent-style-name="Level_20_4">
      <style:text-properties fo:font-style="normal" style:font-style-asian="normal" style:font-style-complex="norm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text-properties fo:font-style="italic" style:font-style-asian="italic" style:font-style-complex="italic"/>
    </style:style>
    <style:style style:name="P13" style:family="paragraph" style:parent-style-name="Text_20_body" style:list-style-name="L3">
      <style:text-properties fo:font-style="italic" style:font-style-asian="italic" style:font-style-complex="italic"/>
    </style:style>
    <style:style style:name="P14" style:family="paragraph" style:parent-style-name="Text_20_body" style:list-style-name="L5">
      <style:text-properties fo:font-style="italic" style:font-style-asian="italic" style:font-style-complex="italic"/>
    </style:style>
    <style:style style:name="P15" style:family="paragraph" style:parent-style-name="Text_20_body" style:list-style-name="L6">
      <style:text-properties fo:font-style="italic" style:font-style-asian="italic" style:font-style-complex="italic"/>
    </style:style>
    <style:style style:name="P16" style:family="paragraph" style:parent-style-name="Text_20_body" style:list-style-name="L9">
      <style:text-properties fo:font-style="italic" style:font-style-asian="italic" style:font-style-complex="italic"/>
    </style:style>
    <style:style style:name="P17" style:family="paragraph" style:parent-style-name="Text_20_body" style:list-style-name="L3">
      <style:text-properties fo:font-style="italic" fo:font-weight="normal" style:font-style-asian="italic" style:font-weight-asian="normal" style:font-style-complex="italic" style:font-weight-complex="normal"/>
    </style:style>
    <style:style style:name="P18" style:family="paragraph" style:parent-style-name="Text_20_body" style:list-style-name="L3">
      <style:text-properties fo:font-style="italic" fo:font-weight="bold" style:font-style-asian="italic" style:font-weight-asian="bold" style:font-style-complex="italic" style:font-weight-complex="bold"/>
    </style:style>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style style:name="P21" style:family="paragraph" style:parent-style-name="Text_20_body" style:list-style-name="L7"/>
    <style:style style:name="P22" style:family="paragraph" style:parent-style-name="Text_20_body" style:list-style-name="L7">
      <style:text-properties fo:font-weight="normal" style:font-weight-asian="normal" style:font-weight-complex="normal"/>
    </style:style>
    <style:style style:name="P23" style:family="paragraph" style:parent-style-name="Text_20_body" style:list-style-name="L8"/>
    <style:style style:name="P24" style:family="paragraph" style:parent-style-name="Text_20_body" style:list-style-name="L10"/>
    <style:style style:name="P25" style:family="paragraph" style:parent-style-name="Text_20_body">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vel_20_1">Фонетика</text:p>
      <text:p text:style-name="Level_20_2">Звуки</text:p>
      <text:p text:style-name="Standard"/>
      <text:p text:style-name="Text_20_body">[i] - и (ива) </text:p>
      <text:p text:style-name="Text_20_body">[e] - э (жест) </text:p>
      <text:p text:style-name="Text_20_body">[a] - a (папа) </text:p>
      <text:p text:style-name="Text_20_body">[o] - o </text:p>
      <text:p text:style-name="Text_20_body">[u] - у </text:p>
      <text:p text:style-name="Text_20_body"/>
      <text:p text:style-name="Text_20_body">[p] - п (папа) </text:p>
      <text:p text:style-name="Text_20_body">[m] - м </text:p>
      <text:p text:style-name="Text_20_body">[f] - ф </text:p>
      <text:p text:style-name="Text_20_body">[t] - т (но есть особенности артикуляции) </text:p>
      <text:p text:style-name="Text_20_body">[n] - н (но есть особенности артикуляции) </text:p>
      <text:p text:style-name="Text_20_body"><text:s text:c="6"/>*n p* - читается как *m p* (un pino) </text:p>
      <text:p text:style-name="Text_20_body">[k] - k </text:p>
      <text:p text:style-name="Text_20_body"><text:tab/>c перед a, o, u, согласными и в конце слова </text:p>
      <text:p text:style-name="Text_20_body"><text:s text:c="8"/>qu перед i, e </text:p>
      <text:p text:style-name="Text_20_body"><text:tab/>k в словах иностранного происхождения </text:p>
      <text:p text:style-name="Text_20_body">[b] - б (бант) </text:p>
      <text:p text:style-name="Text_20_body"><text:s text:c="3"/><text:tab/>в начале слова после паузы </text:p>
      <text:p text:style-name="Text_20_body"><text:tab/>в начале и середине слова после m и n </text:p>
      <text:p text:style-name="Text_20_body"><text:tab/>boca, invito, un vote </text:p>
      <text:p text:style-name="Text_20_body">[l] - л (как то он мягче произносится) </text:p>
      <text:p text:style-name="Text_20_body">[s] - с </text:p>
      <text:p text:style-name="Text_20_body">[r] - р (краткий) </text:p>
      <text:p text:style-name="Text_20_body">[d] - д (дума) </text:p>
      <text:p text:style-name="Text_20_body">[rr] - раскатистый долгий r </text:p>
      <text:p text:style-name="Text_20_body"><text:tab/>r - в начале слова </text:p>
      <text:p text:style-name="Text_20_body"><text:tab/>внутри слова после букв n, l, s </text:p>
      <text:p text:style-name="Text_20_body"><text:tab/>rr между двумя гласными </text:p>
      <text:p text:style-name="Text_20_body">[~n] - нямкающий н </text:p>
      <text:p text:style-name="Text_20_body">[ll] - йь </text:p>
      <text:p text:style-name="Text_20_body">[ch] — ч </text:p>
      <text:p text:style-name="Text_20_body"/>
      <text:p text:style-name="Level_20_2"><text:soft-page-break/>Ударение</text:p>
      <text:p text:style-name="Text_20_body"/>
      <text:list xml:id="list802451294" text:style-name="L1">
        <text:list-item>
          <text:p text:style-name="P10">оканчивающеся на гласный и согласные n, s - на предпоследнем слове </text:p>
        </text:list-item>
        <text:list-item>
          <text:p text:style-name="P10">оканчивающееся на согласный (кроме n, s) - на последний</text:p>
        </text:list-item>
      </text:list>
      <text:p text:style-name="Text_20_body"/>
      <text:p text:style-name="Level_20_1">Грамматика</text:p>
      <text:p text:style-name="Level_20_2">Части речи</text:p>
      <text:p text:style-name="Level_20_3">Артикль</text:p>
      <text:p text:style-name="Text_20_body"/>
      <text:p text:style-name="P1">Определенный артикль</text:p>
      <text:p text:style-name="Text_20_body"/>
      <text:p text:style-name="P2"><text:bookmark-start text:name="__DdeLink__432_528922866"/>муж — el (los)</text:p>
      <text:p text:style-name="P2">жен — la (las)<text:bookmark-end text:name="__DdeLink__432_528922866"/></text:p>
      <text:p text:style-name="Text_20_body"/>
      <text:p text:style-name="P1">Неопределенный артикль</text:p>
      <text:p text:style-name="P1"/>
      <text:p text:style-name="P2">муж — un (unos)</text:p>
      <text:p text:style-name="P3">жен — una (unas)</text:p>
      <text:p text:style-name="P3"/>
      <text:p text:style-name="P6">Слияние артиклей</text:p>
      <text:p text:style-name="P6"/>
      <text:p text:style-name="P3">a + el → el</text:p>
      <text:p text:style-name="P3">de + el → del</text:p>
      <text:p text:style-name="P1"/>
      <text:p text:style-name="Level_20_3">Местоимения</text:p>
      <text:p text:style-name="Level_20_4">Указательные местоимения</text:p>
      <text:p text:style-name="Standard"/>
      <text:p text:style-name="P1">Мужской род</text:p>
      <text:p text:style-name="P2"/>
      <text:p text:style-name="P2">этот - este</text:p>
      <text:p text:style-name="P2">тот - ese</text:p>
      <text:p text:style-name="P2">тот, который там - aquel</text:p>
      <text:p text:style-name="P2">эти - estos</text:p>
      <text:p text:style-name="P2">те - esos</text:p>
      <text:p text:style-name="P2">те, которые там - aquellos</text:p>
      <text:p text:style-name="Text_20_body"><text:soft-page-break/></text:p>
      <text:p text:style-name="Text_20_body"/>
      <text:p text:style-name="P1">Женский род</text:p>
      <text:p text:style-name="Text_20_body"/>
      <text:p text:style-name="P2">эта - esta</text:p>
      <text:p text:style-name="P2">та - esa</text:p>
      <text:p text:style-name="P2">та, который там - aquella</text:p>
      <text:p text:style-name="P2">эти - estas</text:p>
      <text:p text:style-name="P2">те - esas</text:p>
      <text:p text:style-name="P2">те, которые там - aquellas</text:p>
      <text:p text:style-name="Text_20_body"/>
      <text:p text:style-name="Level_20_3">Прилагательные</text:p>
      <text:p text:style-name="Standard"/>
      <text:list xml:id="list92145136" text:style-name="L2">
        <text:list-item>
          <text:p text:style-name="P11">Следуют за существительным</text:p>
        </text:list-item>
        <text:list-item>
          <text:p text:style-name="P11">Согласованы с существительным в роде и числе:</text:p>
          <text:list>
            <text:list-item>
              <text:p text:style-name="P11">Прилагательное мужского рода (-о) → (-a) в женском роде</text:p>
            </text:list-item>
            <text:list-item>
              <text:p text:style-name="P11">+ s во множественном числе</text:p>
            </text:list-item>
          </text:list>
        </text:list-item>
      </text:list>
      <text:p text:style-name="P2"/>
      <text:list xml:id="list2030757872" text:style-name="L3">
        <text:list-item>
          <text:p text:style-name="P13">una novela cubana / unas novelas cubanas</text:p>
        </text:list-item>
        <text:list-item>
          <text:p text:style-name="P13">un libro cubano <text:s text:c="2"/>/ <text:s/>unos libros cubanos </text:p>
        </text:list-item>
        <text:list-item>
          <text:p text:style-name="P13">el coche blanc<text:span text:style-name="T2">o</text:span> / la casa blanc<text:span text:style-name="T2">a</text:span></text:p>
        </text:list-item>
        <text:list-item>
          <text:p text:style-name="P17">los coches blanc<text:span text:style-name="T2">os</text:span> / las casas blanc<text:span text:style-name="T2">as</text:span></text:p>
          <text:p text:style-name="P18"/>
        </text:list-item>
      </text:list>
      <text:list xml:id="list989401073" text:continue-list="list92145136" text:style-name="L2">
        <text:list-item>
          <text:list>
            <text:list-item>
              <text:p text:style-name="P11">Прилагательное, оканчивающиеся на (-е) и на согласную имеют одинаковую форму в мужском и среднем роде:</text:p>
            </text:list-item>
          </text:list>
        </text:list-item>
      </text:list>
      <text:p text:style-name="Text_20_body"/>
      <text:list xml:id="list800097352" text:continue-list="list2030757872" text:style-name="L3">
        <text:list-item>
          <text:p text:style-name="P17">el lapiz verd<text:span text:style-name="T2">e</text:span> / la pared verd<text:span text:style-name="T2">e</text:span></text:p>
        </text:list-item>
        <text:list-item>
          <text:p text:style-name="P17">los lapices verd<text:span text:style-name="T2">es</text:span> / las paredes verd<text:span text:style-name="T2">es</text:span></text:p>
        </text:list-item>
      </text:list>
      <text:list xml:id="list952356442" text:continue-list="list989401073" text:style-name="L2">
        <text:list-item>
          <text:list>
            <text:list-item>
              <text:p text:style-name="P11">Прилагательное, оканчивающиеся на (-n) или (-or) иногда являются исключениями:</text:p>
            </text:list-item>
          </text:list>
        </text:list-item>
      </text:list>
      <text:p text:style-name="P5"/>
      <text:list xml:id="list67956859" text:continue-list="list800097352" text:style-name="L3">
        <text:list-item>
          <text:p text:style-name="P17">trabajad<text:span text:style-name="T2">or</text:span> / trabajad<text:span text:style-name="T2">ora</text:span></text:p>
        </text:list-item>
      </text:list>
      <text:p text:style-name="P5"/>
      <text:p text:style-name="P1">Прилагательные grande, mucho </text:p>
      <text:p text:style-name="Text_20_body"/>
      <text:p text:style-name="Text_20_body">grande может стоять перед существительным, но тераяет de: </text:p>
      <text:p text:style-name="Text_20_body"><text:soft-page-break/></text:p>
      <text:p text:style-name="P2">un gran mapa </text:p>
      <text:p text:style-name="Text_20_body"/>
      <text:p text:style-name="Text_20_body">mucho согласуется в роде и числе с существительным: </text:p>
      <text:p text:style-name="Text_20_body"/>
      <text:p text:style-name="P2">Benito compra muchos libros y lee muchas revistas. </text:p>
      <text:p text:style-name="Text_20_body"/>
      <text:p text:style-name="Text_20_body">С mucho артикль не нужен.</text:p>
      <text:p text:style-name="Standard"/>
      <text:p text:style-name="Level_20_3">Глагол</text:p>
      <text:p text:style-name="Level_20_4">Глаголы 'ser' и 'estar'</text:p>
      <text:p text:style-name="Text_20_body"/>
      <text:p text:style-name="P2">yo s<text:span text:style-name="T2">oy</text:span> </text:p>
      <text:p text:style-name="P2">tu e<text:span text:style-name="T2">res </text:span></text:p>
      <text:p text:style-name="P2">el e<text:span text:style-name="T2">s </text:span></text:p>
      <text:p text:style-name="P2">nostros so<text:span text:style-name="T2">mos </text:span></text:p>
      <text:p text:style-name="P2">vostros so<text:span text:style-name="T2">is </text:span></text:p>
      <text:p text:style-name="P2">ellos so<text:span text:style-name="T2">n </text:span></text:p>
      <text:p text:style-name="P2"/>
      <text:p text:style-name="P2">yo est<text:span text:style-name="T2">oy </text:span></text:p>
      <text:p text:style-name="P2">tu est<text:span text:style-name="T2">as </text:span></text:p>
      <text:p text:style-name="P2">el est<text:span text:style-name="T2">a </text:span></text:p>
      <text:p text:style-name="P2">nostros esta<text:span text:style-name="T2">mos </text:span></text:p>
      <text:p text:style-name="P2">vostros esta<text:span text:style-name="T2">is </text:span></text:p>
      <text:p text:style-name="P2">ellos est<text:span text:style-name="T2">an </text:span></text:p>
      <text:p text:style-name="P2"/>
      <text:p text:style-name="Level_20_4">Использование глагола 'ser'</text:p>
      <text:p text:style-name="P7"/>
      <text:p text:style-name="P7">Используется для неотъемных характеристик или постоянных состояний:</text:p>
      <text:p text:style-name="P7"/>
      <text:list xml:id="list338881959" text:style-name="L4">
        <text:list-item>
          <text:p text:style-name="P19">личности</text:p>
        </text:list-item>
      </text:list>
      <text:p text:style-name="P2">- Soy Carmen (Я Кармен)</text:p>
      <text:list xml:id="list251742989" text:continue-numbering="true" text:style-name="L4">
        <text:list-item>
          <text:p text:style-name="P19">принадлежности</text:p>
        </text:list-item>
      </text:list>
      <text:p text:style-name="P2">Es el perro de Juan (Это собака Жуана)</text:p>
      <text:list xml:id="list244095349" text:continue-numbering="true" text:style-name="L4">
        <text:list-item>
          <text:p text:style-name="P19">происхождения</text:p>
        </text:list-item>
      </text:list>
      <text:p text:style-name="P2">Mis amigos son de Madrid (Мои друзья из Мадрида)</text:p>
      <text:list xml:id="list1079851147" text:continue-numbering="true" text:style-name="L4">
        <text:list-item>
          <text:p text:style-name="P19"><text:soft-page-break/>национальности</text:p>
        </text:list-item>
      </text:list>
      <text:p text:style-name="P2">Somos ingleses (Мы англичане)</text:p>
      <text:list xml:id="list390066158" text:continue-numbering="true" text:style-name="L4">
        <text:list-item>
          <text:p text:style-name="P19">рода занятий</text:p>
        </text:list-item>
      </text:list>
      <text:p text:style-name="P2">El padre de María es arquitecto (Отец Марии архитектор)</text:p>
      <text:list xml:id="list818103688" text:continue-numbering="true" text:style-name="L4">
        <text:list-item>
          <text:p text:style-name="P19">материала</text:p>
        </text:list-item>
      </text:list>
      <text:p text:style-name="P2">El reloj es de oro (Эти часы из золота)</text:p>
      <text:list xml:id="list910096521" text:continue-numbering="true" text:style-name="L4">
        <text:list-item>
          <text:p text:style-name="P19">характеристик</text:p>
        </text:list-item>
      </text:list>
      <text:p text:style-name="P2">Carlos es muy alto (Карлос очень высокий)</text:p>
      <text:list xml:id="list1443953122" text:continue-numbering="true" text:style-name="L4">
        <text:list-item>
          <text:p text:style-name="P19">выражения времени</text:p>
        </text:list-item>
      </text:list>
      <text:p text:style-name="P2">Son las cinco (Сейчас пять часов)</text:p>
      <text:p text:style-name="P2">Hoy es lines (Сегодня понедельник)</text:p>
      <text:list xml:id="list1494058937" text:continue-numbering="true" text:style-name="L4">
        <text:list-item>
          <text:p text:style-name="P19">безличных состояний</text:p>
        </text:list-item>
      </text:list>
      <text:p text:style-name="P2">Es mejor esperar (Лучше подождать)</text:p>
      <text:p text:style-name="P7"/>
      <text:p text:style-name="P9">Использование глагола 'estar'</text:p>
      <text:p text:style-name="Text_20_body"/>
      <text:list xml:id="list424263655" text:continue-numbering="true" text:style-name="L4">
        <text:list-item>
          <text:p text:style-name="P19">временных состояний или условий</text:p>
        </text:list-item>
      </text:list>
      <text:p text:style-name="P2">- Pedro está enfermo (Педро болен)</text:p>
      <text:list xml:id="list1344826977" text:continue-numbering="true" text:style-name="L4">
        <text:list-item>
          <text:p text:style-name="P19">местоположения (временного или постоянного)</text:p>
        </text:list-item>
      </text:list>
      <text:p text:style-name="P2">- Carmen está en el salón (Кармен находится в гостинной)</text:p>
      <text:list xml:id="list2162336624" text:continue-numbering="true" text:style-name="L4">
        <text:list-item>
          <text:p text:style-name="P19">с герундием при описании продолжительных действий, происходящих в данный момент</text:p>
        </text:list-item>
      </text:list>
      <text:p text:style-name="P2">- Los niños están jugando en el jardín (Дети играют в саду)</text:p>
      <text:list xml:id="list1434238420" text:continue-numbering="true" text:style-name="L4">
        <text:list-item>
          <text:p text:style-name="P19">с причасиями прош времени для пассивных конструкций</text:p>
        </text:list-item>
      </text:list>
      <text:list xml:id="list1273909960" text:style-name="L5">
        <text:list-item>
          <text:p text:style-name="P14">El ladrón está detenido por la policía (Вор схвачен полицией)</text:p>
          <text:p text:style-name="P20"/>
        </text:list-item>
      </text:list>
      <text:p text:style-name="Text_20_body">&lt;estar + para&gt; - быть готовым что-то сделать:</text:p>
      <text:list xml:id="list773499099" text:style-name="L6">
        <text:list-item>
          <text:p text:style-name="P15">el tren está para llegar — поезд вот-вот прибудет</text:p>
        </text:list-item>
      </text:list>
      <text:p text:style-name="P2"/>
      <text:p text:style-name="Text_20_body">См упражнения <text:a xlink:type="simple" xlink:href="#pereiro 7">p7</text:a>.</text:p>
      <text:p text:style-name="Level_20_3">Числительное</text:p>
      <text:p text:style-name="Text_20_body"/>
      <text:p text:style-name="Text_20_body">1-10: uno, dos , tress, cuatro, cinco, seis, siete, ocho, nueve, diez</text:p>
      <text:p text:style-name="Text_20_body"/>
      <text:p text:style-name="Level_20_2"><text:soft-page-break/>Построение приложений</text:p>
      <text:p text:style-name="Level_20_3">Принадлежность</text:p>
      <text:p text:style-name="Standard"/>
      <text:p text:style-name="Standard"/>
      <text:p text:style-name="Text_20_body">кого? чего? чей ? -&gt; de </text:p>
      <text:p text:style-name="Text_20_body"/>
      <text:p text:style-name="P2"><text:s/>- El padre de Juan (отец хуана) </text:p>
      <text:p text:style-name="P2"><text:s/>- El paraguas de la mujer (зонт женщины) </text:p>
      <text:p text:style-name="P2"><text:s/>- La orilla del rio (берег реки)</text:p>
      <text:p text:style-name="P2"/>
      <text:p text:style-name="Level_20_1">Спряжение глаголов</text:p>
      <text:p text:style-name="Standard"/>
      <text:p text:style-name="Level_20_2"><text:span text:style-name="T1">Типы спряжений</text:span> </text:p>
      <text:p text:style-name="Text_20_body"/>
      <text:p text:style-name="P2">I <text:s text:c="2"/>- -ar </text:p>
      <text:p text:style-name="P2">II <text:s/>- -er </text:p>
      <text:p text:style-name="P2">III - -ir </text:p>
      <text:p text:style-name="P2"/>
      <text:p text:style-name="Level_20_2">Presente de indicative </text:p>
      <text:p text:style-name="Text_20_body"/>
      <text:p text:style-name="Text_20_body"><text:tab/>hablar<text:tab/>comer<text:tab/>escribir </text:p>
      <text:p text:style-name="Text_20_body"/>
      <text:p text:style-name="Text_20_body">yo <text:s text:c="8"/><text:tab/>hablo <text:s text:c="7"/><text:tab/>como <text:s text:c="7"/><text:tab/>escribo </text:p>
      <text:p text:style-name="Text_20_body">tu <text:s text:c="8"/><text:tab/>hablas <text:s text:c="6"/><text:tab/>comes <text:s text:c="6"/><text:tab/>escribes </text:p>
      <text:p text:style-name="Text_20_body">el <text:s text:c="8"/><text:tab/>habla <text:s text:c="7"/><text:tab/>come <text:s text:c="7"/><text:tab/>escribe </text:p>
      <text:p text:style-name="Text_20_body">nostros<text:tab/>hablamos<text:tab/>comemos <text:tab/>escribimos </text:p>
      <text:p text:style-name="Text_20_body">vostros <text:s text:c="3"/><text:tab/>hablais <text:s text:c="5"/><text:tab/>comeis <text:s text:c="5"/><text:tab/>escribis </text:p>
      <text:p text:style-name="Text_20_body">ellos <text:s text:c="5"/><text:tab/>hablan <text:s text:c="6"/><text:tab/>comen <text:s text:c="6"/><text:tab/>escriben </text:p>
      <text:p text:style-name="Text_20_body"/>
      <text:p text:style-name="Level_20_2">Отклоняющиеся формы спряжений </text:p>
      <text:p text:style-name="Text_20_body"/>
      <text:p text:style-name="Level_20_3"><text:s text:c="2"/>I отклоняющая группа</text:p>
      <text:p text:style-name="Standard"/>
      <text:p text:style-name="Text_20_body">глаголы I и II спряжения, корневая гласная которых под ударением переходит в дифтонг: e-&gt;ie (empezar-empiezo), o-&gt;ue (contar-cuento). </text:p>
      <text:p text:style-name="Text_20_body"/>
      <text:p text:style-name="Level_20_2"><text:soft-page-break/>Спецальные формы спряжений </text:p>
      <text:p text:style-name="Text_20_body"/>
      <text:p text:style-name="Level_20_3">tener (иметь)</text:p>
      <text:p text:style-name="Text_20_body"/>
      <text:p text:style-name="P2">yo tengo </text:p>
      <text:p text:style-name="P2">tu tienes </text:p>
      <text:p text:style-name="P2">el tiene </text:p>
      <text:p text:style-name="P2">nostros tenemos </text:p>
      <text:p text:style-name="P2">vostros teneis </text:p>
      <text:p text:style-name="P2">ellos tienen </text:p>
      <text:p text:style-name="Text_20_body"/>
      <text:p text:style-name="Level_20_3">estar (находиться)</text:p>
      <text:p text:style-name="Text_20_body"/>
      <text:p text:style-name="P2">yo estoy </text:p>
      <text:p text:style-name="P2">tu estas </text:p>
      <text:p text:style-name="P2">el esta </text:p>
      <text:p text:style-name="P2">nostros estamos </text:p>
      <text:p text:style-name="P2">vostros estais </text:p>
      <text:p text:style-name="P2">ellos estan </text:p>
      <text:p text:style-name="Text_20_body"/>
      <text:p text:style-name="Level_20_3">ir (идти) </text:p>
      <text:p text:style-name="Text_20_body"/>
      <text:p text:style-name="P2">yo voy </text:p>
      <text:p text:style-name="P2">tu vas </text:p>
      <text:p text:style-name="P2">el va </text:p>
      <text:p text:style-name="P2">nostros vamos </text:p>
      <text:p text:style-name="P2">vostros vais </text:p>
      <text:p text:style-name="P2">ellos van </text:p>
      <text:p text:style-name="Text_20_body"/>
      <text:p text:style-name="Level_20_3">venir (приходить) </text:p>
      <text:p text:style-name="Text_20_body"/>
      <text:p text:style-name="P2">yo vengo </text:p>
      <text:p text:style-name="P2">tu vienes </text:p>
      <text:p text:style-name="P2">el viene </text:p>
      <text:p text:style-name="P2">nostros venimos </text:p>
      <text:p text:style-name="P2">vostros venis </text:p>
      <text:p text:style-name="P2"><text:soft-page-break/>ellos vienen </text:p>
      <text:p text:style-name="P2"/>
      <text:p text:style-name="Level_20_3">querer (хотеть) </text:p>
      <text:p text:style-name="Text_20_body"/>
      <text:p text:style-name="P2">yo quiero </text:p>
      <text:p text:style-name="P2">tu quieres</text:p>
      <text:p text:style-name="P2">el quiere </text:p>
      <text:p text:style-name="P2">nostros queremos</text:p>
      <text:p text:style-name="P2">vostros quereis</text:p>
      <text:p text:style-name="P2">ellos quieren</text:p>
      <text:p text:style-name="Text_20_body"/>
      <text:p text:style-name="Level_20_3">poder (мочь) </text:p>
      <text:p text:style-name="Text_20_body"/>
      <text:p text:style-name="P2">yo puedo </text:p>
      <text:p text:style-name="P2">tu puedes</text:p>
      <text:p text:style-name="P2">el puede</text:p>
      <text:p text:style-name="P2">nostros podemos</text:p>
      <text:p text:style-name="P2">vostros podeis</text:p>
      <text:p text:style-name="P2">ellos pueden</text:p>
      <text:p text:style-name="Text_20_body"/>
      <text:p text:style-name="Level_20_1">Упражнения </text:p>
      <text:p text:style-name="Standard"/>
      <text:p text:style-name="Level_20_2">Учебник 1</text:p>
      <text:p text:style-name="Standard"/>
      <text:p text:style-name="Text_20_body">1.18.a </text:p>
      <text:p text:style-name="Text_20_body"/>
      <text:p text:style-name="Text_20_body"><text:s text:c="3"/>una cartera, un libro, una novela, un puro, una carta, un vaso, una pluma, una fruta, una suma, un teatro </text:p>
      <text:p text:style-name="Text_20_body"/>
      <text:p text:style-name="Text_20_body">1.18.b </text:p>
      <text:p text:style-name="Text_20_body"/>
      <text:p text:style-name="Text_20_body"><text:s text:c="3"/>la cartera, el libro, la novela, el puro, la carta, el vaso, la pluma, la fruta, la suma, el teatro </text:p>
      <text:p text:style-name="Text_20_body"/>
      <text:p text:style-name="Text_20_body">1.19 </text:p>
      <text:p text:style-name="Text_20_body"/>
      <text:p text:style-name="Text_20_body"><text:s text:c="2"/>Arturo toma un libro. </text:p>
      <text:p text:style-name="Text_20_body"><text:soft-page-break/><text:s text:c="2"/>Arturo toma una novela. </text:p>
      <text:p text:style-name="Text_20_body"><text:s text:c="2"/>Arturo toma un puro. <text:s text:c="4"/></text:p>
      <text:p text:style-name="Text_20_body"><text:s text:c="2"/>Arturo toma una carta. <text:s/></text:p>
      <text:p text:style-name="Text_20_body"><text:s text:c="2"/>Arturo tom un vaso. <text:s/></text:p>
      <text:p text:style-name="Text_20_body"><text:s text:c="2"/>Arturo toma una fruta. <text:s/></text:p>
      <text:p text:style-name="Text_20_body"><text:s text:c="2"/>Arturo toma un sobre. <text:s/></text:p>
      <text:p text:style-name="Text_20_body"/>
      <text:p text:style-name="Text_20_body">1.20 </text:p>
      <text:p text:style-name="Text_20_body"/>
      <text:p text:style-name="Text_20_body"><text:s text:c="2"/>Alberto toma una pluma. Alberto escribe una carta. Toma el sobre. Mete la carta en el sobre. </text:p>
      <text:p text:style-name="Text_20_body"><text:s text:c="2"/>Manalo toma un libro. Lee el libro. </text:p>
      <text:p text:style-name="Text_20_body"><text:s text:c="2"/>Arturo lee la novela La base. </text:p>
      <text:p text:style-name="Text_20_body"><text:s text:c="2"/>Benito fuma un puro. </text:p>
      <text:p text:style-name="Text_20_body"><text:s text:c="2"/>Pablo toma una cartera </text:p>
      <text:p text:style-name="Text_20_body"/>
      <text:p text:style-name="Text_20_body">1.22 </text:p>
      <text:p text:style-name="Text_20_body"/>
      <text:p text:style-name="Text_20_body"><text:s text:c="2"/>Alberto lee. Alonco escribe. Benito habla. Pable come. Arturo fuma. </text:p>
      <text:p text:style-name="Text_20_body"/>
      <text:p text:style-name="Text_20_body">1.23 </text:p>
      <text:p text:style-name="Text_20_body"/>
      <text:p text:style-name="Text_20_body"><text:s text:c="2"/>1. ?Lee Benito? 2. ?Escribe Alonso? 3. ?Habla Arturo? 4. ?Come Alberto? 5. ?Bebe amaro? 6. ?Fuma Pablo? </text:p>
      <text:p text:style-name="Text_20_body"/>
      <text:p text:style-name="Text_20_body">1.24.a </text:p>
      <text:p text:style-name="Text_20_body"/>
      <text:p text:style-name="Text_20_body"><text:s text:c="2"/>1. Si, Benito lee. 2. Si, Amaro escribe. 3. Si, Alberto come. 4. Si, Pablo fuma. 5. Si, Alonse habla. 6. Si, Arturo bebe. </text:p>
      <text:p text:style-name="Text_20_body"/>
      <text:p text:style-name="Text_20_body">1.24.b </text:p>
      <text:p text:style-name="Text_20_body"/>
      <text:p text:style-name="Text_20_body"><text:s text:c="2"/>1. No, no lee. 2. No, no escribe. 3. No, no come. 4. No, no fuma. 5. No, no hable. 6. No, no bebe. </text:p>
      <text:p text:style-name="Text_20_body"><text:s/></text:p>
      <text:p text:style-name="Text_20_body">1.25 </text:p>
      <text:p text:style-name="Text_20_body"/>
      <text:p text:style-name="Text_20_body"><text:soft-page-break/><text:s text:c="2"/>1. ?Lee Pablo? 2. ?Escribe Alberto? 3. Come Amaro? 4. ?Fuma Arturo? 5. Habla Benito? </text:p>
      <text:p text:style-name="Text_20_body"/>
      <text:p text:style-name="Text_20_body">1.26 </text:p>
      <text:p text:style-name="Text_20_body"/>
      <text:p text:style-name="Text_20_body"><text:s text:c="2"/>1. ?Lee Pablo? - No, no lee. 2. ?Escribe Arturo? - Si, escribe. 3. ?Habla Alberto? - No, no habla. 4. ?Come Benito? - No, no come. 5. ?Bebe Alsono? - No, no bebe. Alsono fuma. </text:p>
      <text:p text:style-name="Text_20_body"/>
      <text:p text:style-name="Text_20_body">1.27 </text:p>
      <text:p text:style-name="Text_20_body"/>
      <text:p text:style-name="Text_20_body"><text:s text:c="2"/>Arturo toma in libro. Benito saca una novela. Amaro lee una carta. </text:p>
      <text:p text:style-name="Text_20_body"/>
      <text:p text:style-name="Text_20_body">1.28 </text:p>
      <text:p text:style-name="Text_20_body"/>
      <text:p text:style-name="Text_20_body"><text:s text:c="2"/>Arturo lee una carta. Arturo escribe una carta. Benito abre una cartera. Benito saca una pluma. </text:p>
      <text:p text:style-name="Text_20_body"/>
      <text:p text:style-name="Text_20_body">1.29 </text:p>
      <text:p text:style-name="Text_20_body"/>
      <text:p text:style-name="Text_20_body"><text:s text:c="2"/>1. ?Que toma Alberto? ?Que abre Alberto? 2. ?Que saca Alberto? ?Que lee Alberto? 3. <text:s/>?Que sca Benito? ?Que escribe Benito? ?Que toma Benito? </text:p>
      <text:p text:style-name="Text_20_body"/>
      <text:p text:style-name="Text_20_body">1.30 </text:p>
      <text:p text:style-name="Text_20_body"/>
      <text:p text:style-name="Text_20_body"><text:s text:c="2"/>1. Arturo toma una pluma. Escribe una carta. Saca un sobre. Arturo mete una la carta en el sobre. 2. Amaro toma un libro. Lee el libro. 3. Alberto abre aun cartero. Saca la novela Base. </text:p>
      <text:p text:style-name="Text_20_body"/>
      <text:p text:style-name="Text_20_body"><text:s text:c="2"/>1. ?Que toma Pablo? - Toma una pluma. 2. ?Que escribe Pablo? - Escribe una carta. </text:p>
      <text:p text:style-name="Text_20_body"/>
      <text:p text:style-name="Text_20_body">1.33 </text:p>
      <text:p text:style-name="Text_20_body"/>
      <text:p text:style-name="Text_20_body"><text:s text:c="2"/>1. No, no toma una carta. No, 2. Arturo toma una pluma. </text:p>
      <text:p text:style-name="Text_20_body"/>
      <text:p text:style-name="Text_20_body">1.36 ?Que toma Arturo? Arturo toma una cartera. ?Toma Arturo una cartera? Si, toma una cartera. ?Que saca Arturo? Arturo toma un libro. </text:p>
      <text:p text:style-name="Text_20_body"/>
      <text:p text:style-name="Text_20_body"><text:soft-page-break/>2.12 </text:p>
      <text:p text:style-name="Text_20_body"/>
      <text:p text:style-name="Text_20_body"><text:s text:c="2"/>cartreras, libros, plumas, cartas, vasos, frutas, puros, bases, clases, capitales, intereses </text:p>
      <text:p text:style-name="Text_20_body"/>
      <text:p text:style-name="Text_20_body">2.13 </text:p>
      <text:p text:style-name="Text_20_body"/>
      <text:p text:style-name="Text_20_body"><text:s text:c="2"/>las capitales, las calles, las avinidas, las universidades, las cases, las novelas, los a~nos, los paseos, los muchachos, los compa~neros. </text:p>
      <text:p text:style-name="Text_20_body"/>
      <text:p text:style-name="Text_20_body">2.22 </text:p>
      <text:p text:style-name="Text_20_body"/>
      <text:p text:style-name="Text_20_body"><text:s text:c="2"/>1. Benito va al instituto. Benito va al teatro Colon. 2. Pedro sale del teatro. 3. Fernando saca la carta del sobre. 4. Alberto va al Paseo de Marif. 5. Salvador toma los libros del professor. </text:p>
      <text:p text:style-name="Text_20_body"/>
      <text:p text:style-name="Text_20_body">2.24 </text:p>
      <text:p text:style-name="Text_20_body"/>
      <text:p text:style-name="Text_20_body"><text:s text:c="2"/>1. Andres lee el libro Havana. 2. Victor mira una revista cubana. 3. Pedro toma la cartera blanka. 4. Arturo vive en la calle Prominade. </text:p>
      <text:p text:style-name="Text_20_body"/>
      <text:p text:style-name="Text_20_body">2.25 </text:p>
      <text:p text:style-name="Text_20_body"/>
      <text:p text:style-name="Text_20_body"><text:s text:c="2"/>1. ?En que casa esta Fernando? 2. ?Que cartera toma Fernardo? 3. ?En que libros <text:s/>mete Fernarodo cartera? 4. ?A que universidad va Fernardo? 5. ?Por que calle va Fernardo? </text:p>
      <text:p text:style-name="Text_20_body"/>
      <text:p text:style-name="Text_20_body">2.27 </text:p>
      <text:p text:style-name="Text_20_body"/>
      <text:p text:style-name="Text_20_body"><text:s text:c="2"/>1. Andreas vive en Cuba. 2. Alsono esta en la universidad. 3. Fernardo va calle de Colon. 4. Arturo sale de la universidad. 5. Pable pasea por la Avenida. </text:p>
      <text:p text:style-name="Text_20_body"/>
      <text:p text:style-name="Text_20_body">2.28 </text:p>
      <text:p text:style-name="Text_20_body"/>
      <text:p text:style-name="Text_20_body"><text:s text:c="2"/>1. ?Donde vive Arturo? 2. ?Adonde esta Ahora? 3. ? De donde sale Arturo? </text:p>
      <text:p text:style-name="Text_20_body"/>
      <text:p text:style-name="Text_20_body">3. 11 </text:p>
      <text:p text:style-name="Text_20_body"/>
      <text:p text:style-name="Text_20_body"><text:s text:c="2"/>comprar un libro </text:p>
      <text:p text:style-name="Text_20_body"><text:soft-page-break/></text:p>
      <text:p text:style-name="Text_20_body"><text:s text:c="2"/>yo compro un libro </text:p>
      <text:p text:style-name="Text_20_body"><text:s text:c="2"/>tu compras un libro </text:p>
      <text:p text:style-name="Text_20_body"><text:s text:c="2"/>el compra un libro </text:p>
      <text:p text:style-name="Text_20_body"><text:s text:c="2"/>nostros compramos un libro </text:p>
      <text:p text:style-name="Text_20_body"><text:s text:c="2"/>vostros <text:s/>comprais un libro </text:p>
      <text:p text:style-name="Text_20_body"><text:s text:c="2"/>ellos compran un libro </text:p>
      <text:p text:style-name="Text_20_body"/>
      <text:p text:style-name="Text_20_body"><text:s text:c="2"/>leer un relaro </text:p>
      <text:p text:style-name="Text_20_body"/>
      <text:p text:style-name="Text_20_body"><text:s text:c="2"/>yo leo </text:p>
      <text:p text:style-name="Text_20_body"><text:s text:c="2"/>tu lees </text:p>
      <text:p text:style-name="Text_20_body"><text:s text:c="2"/>el lee </text:p>
      <text:p text:style-name="Text_20_body"><text:s text:c="2"/>nostros lemos </text:p>
      <text:p text:style-name="Text_20_body"><text:s text:c="2"/>vostros leis </text:p>
      <text:p text:style-name="Text_20_body"><text:s text:c="2"/>ellos leen </text:p>
      <text:p text:style-name="Text_20_body"/>
      <text:p text:style-name="Text_20_body"><text:s text:c="2"/>abrir la cartera </text:p>
      <text:p text:style-name="Text_20_body"/>
      <text:p text:style-name="Text_20_body"><text:s text:c="2"/>yo abro </text:p>
      <text:p text:style-name="Text_20_body"><text:s text:c="2"/>tu abres </text:p>
      <text:p text:style-name="Text_20_body"><text:s text:c="2"/>el abre </text:p>
      <text:p text:style-name="Text_20_body"><text:s text:c="2"/>nostros abrimos </text:p>
      <text:p text:style-name="Text_20_body"><text:s text:c="2"/>vostros abris </text:p>
      <text:p text:style-name="Text_20_body"><text:s text:c="2"/>ellos abren </text:p>
      <text:p text:style-name="Text_20_body"><text:s text:c="2"/></text:p>
      <text:p text:style-name="Text_20_body">3.14 </text:p>
      <text:p text:style-name="Text_20_body"><text:s/></text:p>
      <text:p text:style-name="Text_20_body"><text:s/>2. ?Lees tu la historia de America Latina? 3. ?Escriba usted unas cartas? 4. ?Metes tu las cartas en la cartera. </text:p>
      <text:p text:style-name="Text_20_body"/>
      <text:p text:style-name="Text_20_body">3.15 </text:p>
      <text:p text:style-name="Text_20_body"/>
      <text:p text:style-name="Text_20_body"><text:s/>1. Si, vivo en Moscu. 2. Si, leo unos libros latinoamericanos. 3. Si, compro los libros en un quisco. </text:p>
      <text:p text:style-name="Text_20_body"/>
      <text:p text:style-name="Text_20_body">3.21 </text:p>
      <text:p text:style-name="Text_20_body"><text:soft-page-break/></text:p>
      <text:p text:style-name="Text_20_body"><text:s text:c="2"/>1. Gabriel compra muchas novelas. 2. Gabriel lee muchos libros. 3. Fernando mete en la cartera muches sobres. 4. Fernando escribe muchas cartas. 5. Benito pone sobre la mesa muchas revistas. </text:p>
      <text:p text:style-name="Text_20_body"/>
      <text:p text:style-name="Text_20_body"><text:s text:c="2"/>1. Pablo y Salvador pasean por un gran parque. 2. Los muchachos entran en una sala grade. 3. Los estudiantes comran gran atlas. </text:p>
      <text:p text:style-name="Text_20_body"/>
      <text:p text:style-name="Text_20_body">3.25 </text:p>
      <text:p text:style-name="Text_20_body"/>
      <text:p text:style-name="Text_20_body"><text:s text:c="2"/>1. Compra cinco libros. 2. Compra cuatro revistas. 3. Lee un relato. </text:p>
      <text:p text:style-name="Text_20_body"/>
      <text:p text:style-name="Text_20_body">3.26 </text:p>
      <text:p text:style-name="Text_20_body"><text:s/></text:p>
      <text:p text:style-name="Text_20_body"><text:s text:c="2"/>1. ?Cuantos plumas toma Alberto? 2. ?Cuantos cartas escribe Alberto? 3. ?Cuantos sobres saca Benito de la cartera. </text:p>
      <text:p text:style-name="Text_20_body"/>
      <text:p text:style-name="Text_20_body">3.29 </text:p>
      <text:p text:style-name="Text_20_body"/>
      <text:p text:style-name="Text_20_body"><text:s text:c="2"/>1. ?Que hay en la biblioteca? 2. ?Que hay en la clase? 3. ?Que hay en le quiosco? 4. ?Que hay en la sala? 5. ?Que hay en la mesa? </text:p>
      <text:p text:style-name="Text_20_body"/>
      <text:p text:style-name="Text_20_body">3.30 </text:p>
      <text:p text:style-name="Text_20_body"/>
      <text:p text:style-name="Text_20_body"><text:s text:c="2"/>1. En la Moscu hay muchos theatros. 2. En la nuestra calle hay diez kaffes. 3. En la mesa hay .. </text:p>
      <text:p text:style-name="Text_20_body"/>
      <text:p text:style-name="Text_20_body">4.6 </text:p>
      <text:p text:style-name="Text_20_body"/>
      <text:p text:style-name="Text_20_body">yo soy ingeniero </text:p>
      <text:p text:style-name="Text_20_body">tu eres ingeniero </text:p>
      <text:p text:style-name="Text_20_body">usted es ingeniero </text:p>
      <text:p text:style-name="Text_20_body"/>
      <text:p text:style-name="Text_20_body">nostros somos ingeniero </text:p>
      <text:p text:style-name="Text_20_body">vostros sois ingeniero </text:p>
      <text:p text:style-name="Text_20_body">ustedes son ingeniero </text:p>
      <text:p text:style-name="Text_20_body"/>
      <text:p text:style-name="Text_20_body">4.7 </text:p>
      <text:p text:style-name="Text_20_body"><text:soft-page-break/></text:p>
      <text:p text:style-name="Text_20_body"><text:s text:c="2"/>1. Soy Andrey Demidov. 2. Soy ingeniero. 3. Yo soy ruso. </text:p>
      <text:p text:style-name="Text_20_body"/>
      <text:p text:style-name="Text_20_body">4.10 </text:p>
      <text:p text:style-name="Text_20_body"/>
      <text:p text:style-name="Text_20_body"><text:s text:c="2"/>1. ?Es usted estudiante? - Si, soy estudiante. 2. ?Es ustedes cubano? No, no cubano. Somos rusos. 3. ?Son periodicos interesante? Si, son muche interesante. 4. Carmen y Elena son peruanos. Ellos son encantador se~noritas. 5. ?Quien es usted? Soy Alberto Himens. 6. ?Que es usted? Soy professor. 7. ?Como es despacho? Es grande. </text:p>
      <text:p text:style-name="Text_20_body"/>
      <text:p text:style-name="Text_20_body">4.11 </text:p>
      <text:p text:style-name="Text_20_body"/>
      <text:p text:style-name="Text_20_body"><text:s text:c="2"/>yo estoy en casa </text:p>
      <text:p text:style-name="Text_20_body"><text:s text:c="2"/>tu estas en casa </text:p>
      <text:p text:style-name="Text_20_body"><text:s text:c="2"/>usted esta en casa </text:p>
      <text:p text:style-name="Text_20_body"><text:s/></text:p>
      <text:p text:style-name="Text_20_body"><text:s text:c="2"/>nostros estamos en casa </text:p>
      <text:p text:style-name="Text_20_body"><text:s text:c="2"/>vosrtos estais en casa </text:p>
      <text:p text:style-name="Text_20_body"><text:s text:c="2"/>ustedes estan en casa</text:p>
      <text:p text:style-name="Standard"/>
      <text:p text:style-name="Level_20_2">Учебник 2</text:p>
      <text:p text:style-name="Standard"/>
      <text:p text:style-name="Level_20_3">pereiro 1 </text:p>
      <text:p text:style-name="Text_20_body"/>
      <text:p text:style-name="Text_20_body"><text:s text:c="2"/>1. el libro - los libros </text:p>
      <text:p text:style-name="Text_20_body"><text:s text:c="2"/>2. la casa - las casas </text:p>
      <text:p text:style-name="Text_20_body"><text:s text:c="2"/>3. la mujer - las mujeres </text:p>
      <text:p text:style-name="Text_20_body"><text:s text:c="2"/>4. el hombre - los hombres </text:p>
      <text:p text:style-name="Text_20_body"><text:s text:c="2"/>5. la calle - las calles </text:p>
      <text:p text:style-name="Text_20_body"><text:s text:c="2"/>6. la flor - las flores </text:p>
      <text:p text:style-name="Text_20_body"><text:s text:c="2"/>7. el jardin - los jardines </text:p>
      <text:p text:style-name="Text_20_body"><text:s text:c="2"/>8. el coche - los coches </text:p>
      <text:p text:style-name="Text_20_body"><text:s text:c="2"/>9. la capitail - las capitals </text:p>
      <text:p text:style-name="Text_20_body"><text:s text:c="2"/>10. la ciudad - las ciudades </text:p>
      <text:p text:style-name="Text_20_body"><text:s text:c="2"/>11. la luz - las luces </text:p>
      <text:p text:style-name="Text_20_body"><text:s text:c="2"/>12. la ley - las lyes </text:p>
      <text:p text:style-name="Text_20_body"/>
      <text:p text:style-name="Level_20_3"><text:soft-page-break/>pereiro 2 </text:p>
      <text:p text:style-name="Text_20_body"/>
      <text:p text:style-name="Text_20_body"><text:s text:c="2"/>los cigarrillos, el vino, las mesas, la cerveza, el pez, los arboles, el padre, la madre, el lapiz, las estaciones, el billete, el tren </text:p>
      <text:p text:style-name="Text_20_body"/>
      <text:p text:style-name="Text_20_body"><text:s text:c="2"/>unos cigarrillos, un vino, unas mesas, una cerveza, un pez, unos arboles, un padre, una madre, un lapiz, unas estaciones, un billete, un tren </text:p>
      <text:p text:style-name="Text_20_body"/>
      <text:p text:style-name="Level_20_3">pereiro 3 </text:p>
      <text:p text:style-name="Text_20_body"/>
      <text:p text:style-name="Text_20_body"><text:s text:c="2"/>el libro, la mesa, los billetes, unos arboles, una cerveza, el coche, una cuidad, unos cigarrillos, el jardin, una calle, unas mujeres, la estacione </text:p>
      <text:p text:style-name="Text_20_body"/>
      <text:p text:style-name="Level_20_3">pereiro 4 </text:p>
      <text:p text:style-name="Text_20_body"/>
      <text:p text:style-name="Text_20_body"><text:s text:c="2"/>1. Tienen la casa. </text:p>
      <text:p text:style-name="Text_20_body"><text:s text:c="2"/>2. No tenemos el cafè. </text:p>
      <text:p text:style-name="Text_20_body"><text:s text:c="2"/>3. El hombre tiene miedo. </text:p>
      <text:p text:style-name="Text_20_body"><text:s text:c="2"/>4. Tengo que trabajar. </text:p>
      <text:p text:style-name="Text_20_body"><text:s text:c="2"/>5. ¿Tienes tu un lapiz? </text:p>
      <text:p text:style-name="Text_20_body"><text:s text:c="2"/>6. No tenemos sed. </text:p>
      <text:p text:style-name="Text_20_body"><text:s text:c="2"/>7. ¿Tienen ustedes todo? </text:p>
      <text:p text:style-name="Text_20_body"><text:s text:c="2"/>8. Tengo calor. </text:p>
      <text:p text:style-name="Text_20_body"><text:s text:c="2"/>9. Tengo que salir. </text:p>
      <text:p text:style-name="Text_20_body"><text:s text:c="2"/>10. Tiene el hijo. </text:p>
      <text:p text:style-name="Text_20_body"/>
      <text:p text:style-name="Level_20_3">Trening 1 </text:p>
      <text:p text:style-name="Text_20_body"/>
      <text:p text:style-name="Text_20_body"><text:s/>- ¿Tiene Ud hambre? </text:p>
      <text:p text:style-name="Text_20_body"><text:s/>- No, no tengo hambre. </text:p>
      <text:p text:style-name="Text_20_body"/>
      <text:p text:style-name="Text_20_body"><text:s/></text:p>
      <text:p text:style-name="Text_20_body"><text:s/>- ¿Tienen Uds cerveza? </text:p>
      <text:p text:style-name="Text_20_body"><text:s/>- No, no tenemos cerveza. </text:p>
      <text:p text:style-name="Text_20_body"><text:s/></text:p>
      <text:p text:style-name="Text_20_body"/>
      <text:p text:style-name="Text_20_body"><text:s/>- ¿Tiene Ud sed? </text:p>
      <text:p text:style-name="Text_20_body"><text:soft-page-break/><text:s/>- No, no tengo sed. </text:p>
      <text:p text:style-name="Text_20_body"/>
      <text:p text:style-name="Text_20_body"/>
      <text:p text:style-name="Text_20_body"><text:s/>- ¿Tiene Uds calor? </text:p>
      <text:p text:style-name="Text_20_body"><text:s/>- No, no tenemos calor. </text:p>
      <text:p text:style-name="Text_20_body"/>
      <text:p text:style-name="Text_20_body"/>
      <text:p text:style-name="Text_20_body"><text:s/>- ¿Tiene Ud frío? </text:p>
      <text:p text:style-name="Text_20_body"><text:s/>- No, no tengo frío. </text:p>
      <text:p text:style-name="Text_20_body"/>
      <text:p text:style-name="Text_20_body"/>
      <text:p text:style-name="Text_20_body"><text:s/>- ¿Tienen Uds los libros? </text:p>
      <text:p text:style-name="Text_20_body"><text:s/>- No, no tenemos los libros. </text:p>
      <text:p text:style-name="Text_20_body"/>
      <text:p text:style-name="Text_20_body"/>
      <text:p text:style-name="Text_20_body"><text:s/>- ¿Tiene Ud cigarrillos? </text:p>
      <text:p text:style-name="Text_20_body"><text:s/>- No, no tengo cigarrillos. </text:p>
      <text:p text:style-name="Text_20_body"/>
      <text:p text:style-name="Text_20_body"/>
      <text:p text:style-name="Text_20_body"><text:s/>- ¿Tienen Uds los billetes? </text:p>
      <text:p text:style-name="Text_20_body"><text:s/>- No, no tenemos los billetes. </text:p>
      <text:p text:style-name="Text_20_body"/>
      <text:p text:style-name="Level_20_3">pereiro 5 </text:p>
      <text:p text:style-name="Text_20_body"/>
      <text:p text:style-name="Text_20_body"><text:s/>1. a la iglesia </text:p>
      <text:p text:style-name="Text_20_body"><text:s/>2. del idioma </text:p>
      <text:p text:style-name="Text_20_body"><text:s/>3. al coche </text:p>
      <text:p text:style-name="Text_20_body"><text:s/>4. a la mesa </text:p>
      <text:p text:style-name="Text_20_body"><text:s/>5. de los árboles </text:p>
      <text:p text:style-name="Text_20_body"><text:s/>6. a la casa </text:p>
      <text:p text:style-name="Text_20_body"><text:s/>7. del hombre </text:p>
      <text:p text:style-name="Text_20_body"><text:s/>8. de la cuidad</text:p>
      <text:p text:style-name="Standard"/>
      <text:p text:style-name="Standard"/>
      <text:p text:style-name="Level_20_3">pereiro 6</text:p>
      <text:p text:style-name="Standard"/>
      <text:list xml:id="list372467304" text:style-name="L7">
        <text:list-item>
          <text:p text:style-name="P21">Unos hombres buen<text:span text:style-name="T2">os</text:span></text:p>
        </text:list-item>
        <text:list-item>
          <text:p text:style-name="P21"><text:soft-page-break/>Una mujer encantador<text:span text:style-name="T2">a</text:span></text:p>
        </text:list-item>
        <text:list-item>
          <text:p text:style-name="P21">Unos libros útil<text:span text:style-name="T2">es</text:span></text:p>
        </text:list-item>
        <text:list-item>
          <text:p text:style-name="P22">Unas flores blan<text:span text:style-name="T2">as</text:span> <text:span text:style-name="T3">os</text:span></text:p>
        </text:list-item>
        <text:list-item>
          <text:p text:style-name="P22">Un coche barat<text:span text:style-name="T2">o</text:span></text:p>
        </text:list-item>
        <text:list-item>
          <text:p text:style-name="P22">Una calle larg<text:span text:style-name="T2">a</text:span> <text:span text:style-name="T4">o</text:span></text:p>
        </text:list-item>
        <text:list-item>
          <text:p text:style-name="P22">Unos árboles alt<text:span text:style-name="T2">os</text:span></text:p>
        </text:list-item>
        <text:list-item>
          <text:p text:style-name="P22">Unas cuidades interesant<text:span text:style-name="T2">es</text:span></text:p>
        </text:list-item>
        <text:list-item>
          <text:p text:style-name="P22">Un periódico inglés</text:p>
        </text:list-item>
        <text:list-item>
          <text:p text:style-name="P22">Una revista alemán<text:span text:style-name="T2">a</text:span></text:p>
          <text:p text:style-name="P22"/>
        </text:list-item>
      </text:list>
      <text:p text:style-name="Level_20_3"><text:bookmark-start text:name="pereiro 7"/>pereiro 7<text:bookmark-end text:name="pereiro 7"/></text:p>
      <text:p text:style-name="Standard"/>
      <text:list xml:id="list53602481" text:style-name="L8">
        <text:list-item>
          <text:p text:style-name="P23">Las lecciones <text:span text:style-name="T2">son</text:span> difíciles.</text:p>
        </text:list-item>
        <text:list-item>
          <text:p text:style-name="P23">El café <text:span text:style-name="T2">es</text:span> frío.</text:p>
        </text:list-item>
        <text:list-item>
          <text:p text:style-name="P23">Las chicas <text:span text:style-name="T2">son</text:span> alemanas.</text:p>
        </text:list-item>
        <text:list-item>
          <text:p text:style-name="P23">Jaime <text:span text:style-name="T2">es</text:span> muy inteligente.</text:p>
        </text:list-item>
        <text:list-item>
          <text:p text:style-name="P23">Los libros <text:span text:style-name="T2">están</text:span> sobre la mesa.</text:p>
        </text:list-item>
        <text:list-item>
          <text:p text:style-name="P23">Ana <text:span text:style-name="T2">está</text:span> triste.</text:p>
        </text:list-item>
        <text:list-item>
          <text:p text:style-name="P23">La mujer de Luis <text:span text:style-name="T2">es</text:span> secretaria.</text:p>
        </text:list-item>
        <text:list-item>
          <text:p text:style-name="P23">La casa <text:span text:style-name="T2">es</text:span> pequeña.</text:p>
        </text:list-item>
        <text:list-item>
          <text:p text:style-name="P23">El coche no <text:span text:style-name="T2">está</text:span> en el garaje.</text:p>
        </text:list-item>
        <text:list-item>
          <text:p text:style-name="P23">Yo <text:span text:style-name="T2">estoy</text:span> contento con el hotel.</text:p>
        </text:list-item>
      </text:list>
      <text:p text:style-name="Standard"/>
      <text:p text:style-name="Level_20_3">Pereiro 8</text:p>
      <text:p text:style-name="Standard"><text:bookmark-start text:name="__DdeLink__1673_165352844"/></text:p>
      <text:list xml:id="list577885562" text:style-name="L10">
        <text:list-item>
          <text:p text:style-name="P24">Ella es italiana.</text:p>
        </text:list-item>
        <text:list-item>
          <text:p text:style-name="P24">Las manzanas están en la cocina.</text:p>
        </text:list-item>
        <text:list-item>
          <text:p text:style-name="P24">El autobús está allí.</text:p>
        </text:list-item>
        <text:list-item>
          <text:p text:style-name="P24">Madrid es la capital de España.</text:p>
        </text:list-item>
        <text:list-item>
          <text:p text:style-name="P24">La muchacha es alto.</text:p>
        </text:list-item>
        <text:list-item>
          <text:p text:style-name="P24">La casa está en la colina.</text:p>
        </text:list-item>
        <text:list-item>
          <text:p text:style-name="P24">Es peligroso fumar.</text:p>
        </text:list-item>
        <text:list-item>
          <text:p text:style-name="P24">El café es dulce demasiado.</text:p>
        </text:list-item>
        <text:list-item>
          <text:p text:style-name="P24">Mañana es domingo.</text:p>
        </text:list-item>
        <text:list-item>
          <text:p text:style-name="P24">Están en la playa.<text:bookmark-end text:name="__DdeLink__1673_165352844"/></text:p>
        </text:list-item>
      </text:list>
      <text:p text:style-name="Standard"/>
      <text:p text:style-name="Level_20_1"><text:soft-page-break/>Лексика </text:p>
      <text:p text:style-name="Standard"/>
      <text:p text:style-name="Level_20_2">Урок 1 </text:p>
      <text:p text:style-name="Text_20_body"/>
      <text:p text:style-name="P2">abre - открывает</text:p>
      <text:p text:style-name="P2">carta - письмо</text:p>
      <text:p text:style-name="P2">cartera - портфель </text:p>
      <text:p text:style-name="P2">come - ест <text:s/></text:p>
      <text:p text:style-name="P2">en - в <text:s/></text:p>
      <text:p text:style-name="P2">escribe - пишет <text:s/></text:p>
      <text:p text:style-name="P2">fuma - курит <text:s/></text:p>
      <text:p text:style-name="P2">habla - говорит </text:p>
      <text:p text:style-name="P2">lee - читает <text:s/></text:p>
      <text:p text:style-name="P2">mete - en кладет в </text:p>
      <text:p text:style-name="P2">mira - смотрит <text:s/></text:p>
      <text:p text:style-name="P2">novela - роман </text:p>
      <text:p text:style-name="P2">pluma - ручка <text:s/></text:p>
      <text:p text:style-name="P2">puro - сигарета <text:s/></text:p>
      <text:p text:style-name="P2">saca - достает </text:p>
      <text:p text:style-name="P2">sobre - конверт </text:p>
      <text:p text:style-name="P2">toma - берет </text:p>
      <text:p text:style-name="P2">vaso - стакан </text:p>
      <text:p text:style-name="P2"/>
      <text:p text:style-name="Level_20_2">Урок 2 </text:p>
      <text:p text:style-name="Text_20_body"/>
      <text:p text:style-name="P2">ahora - сейчас <text:s/></text:p>
      <text:p text:style-name="P2">amarillo - желтый </text:p>
      <text:p text:style-name="P2">a~no - год </text:p>
      <text:p text:style-name="P2">avenida - проспект </text:p>
      <text:p text:style-name="P2">blanco - белый </text:p>
      <text:p text:style-name="P2">calle (f) - улица </text:p>
      <text:p text:style-name="P2">casa - дом <text:s/></text:p>
      <text:p text:style-name="P2">compa~nero - товарищ </text:p>
      <text:p text:style-name="P2">compra - покупает </text:p>
      <text:p text:style-name="P2">correos - почта </text:p>
      <text:p text:style-name="P2">echa - бросает, опускает </text:p>
      <text:p text:style-name="P2"><text:soft-page-break/>entra en - входит в </text:p>
      <text:p text:style-name="P2">esta - находится </text:p>
      <text:p text:style-name="P2">mesa - стол </text:p>
      <text:p text:style-name="P2">muchacho - юноша </text:p>
      <text:p text:style-name="P2">pesea por - гуляет по </text:p>
      <text:p text:style-name="P2">paseo - бульвар </text:p>
      <text:p text:style-name="P2">pone - кладет </text:p>
      <text:p text:style-name="P2">relato - рассказ </text:p>
      <text:p text:style-name="P2">revista - журнал </text:p>
      <text:p text:style-name="P2">sale - выходит </text:p>
      <text:p text:style-name="P2">su - его, свой </text:p>
      <text:p text:style-name="P2">va - идет, едет </text:p>
      <text:p text:style-name="P2">viva - живет </text:p>
      <text:p text:style-name="P2"/>
      <text:p text:style-name="P2">yo - я </text:p>
      <text:p text:style-name="P2">tu - ты </text:p>
      <text:p text:style-name="P2">el - он </text:p>
      <text:p text:style-name="P2">ella - она </text:p>
      <text:p text:style-name="P2">usted - вы </text:p>
      <text:p text:style-name="P2">nostros, nostras - мы </text:p>
      <text:p text:style-name="P2">vosotros, vosotras - вы </text:p>
      <text:p text:style-name="P2">ellos - они (муж) </text:p>
      <text:p text:style-name="P2">ellas - они (жен) </text:p>
      <text:p text:style-name="P2">ustedes - вы </text:p>
      <text:p text:style-name="P2"/>
      <text:p text:style-name="P8">Урок 3</text:p>
      <text:p text:style-name="Level_20_2"/>
      <text:p text:style-name="P4">ademas - кроме того </text:p>
      <text:p text:style-name="P4">alumno - ученик </text:p>
      <text:p text:style-name="P4">amigo - друг, приятель </text:p>
      <text:p text:style-name="P4">armario - шкаф </text:p>
      <text:p text:style-name="P4">asisir - присутсвовать </text:p>
      <text:p text:style-name="P4">aula - уадитория </text:p>
      <text:p text:style-name="P4">azul - синий, голубой </text:p>
      <text:p text:style-name="P4">bien - хорошо </text:p>
      <text:p text:style-name="P4">boligrafo - ручка </text:p>
      <text:p text:style-name="P4"><text:soft-page-break/>celebrar - праздовать </text:p>
      <text:p text:style-name="P4">ciudad - город </text:p>
      <text:p text:style-name="P4">clase - урок </text:p>
      <text:p text:style-name="P4">claro - светлый </text:p>
      <text:p text:style-name="P4">color - цвет </text:p>
      <text:p text:style-name="P4">comprender - понимать </text:p>
      <text:p text:style-name="P4">contestar - отвечать </text:p>
      <text:p text:style-name="P4">cuaderno - тетрадь </text:p>
      <text:p text:style-name="P4">cuarto - комната </text:p>
      <text:p text:style-name="P4">de - о, об </text:p>
      <text:p text:style-name="P4">dia - день </text:p>
      <text:p text:style-name="P4">dice - говорит </text:p>
      <text:p text:style-name="P4">es - есть </text:p>
      <text:p text:style-name="P4">escuchar - слушать </text:p>
      <text:p text:style-name="P4">estudiar - учиться </text:p>
      <text:p text:style-name="P4">faltar - отсутсвовать </text:p>
      <text:p text:style-name="P4">gris - серый </text:p>
      <text:p text:style-name="P4">hoy - сегодня </text:p>
      <text:p text:style-name="P4">lapiz - карандаш </text:p>
      <text:p text:style-name="P4">le - его, ему </text:p>
      <text:p text:style-name="P4">leccion - урок </text:p>
      <text:p text:style-name="P4">lengua - язык </text:p>
      <text:p text:style-name="P4">libertad - свобода </text:p>
      <text:p text:style-name="P4">llegar - приходить, прибывать </text:p>
      <text:p text:style-name="P4">lucha - борьба </text:p>
      <text:p text:style-name="P4">luego - затем, потом </text:p>
      <text:p text:style-name="P4">mapa - карта </text:p>
      <text:p text:style-name="P4">marron - коричневый </text:p>
      <text:p text:style-name="P4">negro - черный </text:p>
      <text:p text:style-name="P4">noticia - известие </text:p>
      <text:p text:style-name="P4">nuevo - новый </text:p>
      <text:p text:style-name="P4">otro - другой </text:p>
      <text:p text:style-name="P4">pais - страна </text:p>
      <text:p text:style-name="P4">pared - стена </text:p>
      <text:p text:style-name="P4">por - за </text:p>
      <text:p text:style-name="P4">preguntar - спрашивать </text:p>
      <text:p text:style-name="P4"><text:soft-page-break/>pueblo - народ </text:p>
      <text:p text:style-name="P4">puerta - дверь </text:p>
      <text:p text:style-name="P4">saludar - приветствовать </text:p>
      <text:p text:style-name="P4">silla - стул </text:p>
      <text:p text:style-name="P4">sus - их </text:p>
      <text:p text:style-name="P4">tambien - также </text:p>
      <text:p text:style-name="P4">terminar - заканчивать, оканчиваться </text:p>
      <text:p text:style-name="P4">tiene - имеет </text:p>
      <text:p text:style-name="P4">ultimo - последный </text:p>
      <text:p text:style-name="P4">ventana - окно </text:p>
      <text:p text:style-name="P4">verde - зеленый </text:p>
      <text:p text:style-name="P4">vida - жизнь </text:p>
      <text:p text:style-name="P4">y - и, а </text:p>
      <text:p text:style-name="P4">ya - также </text:p>
      <text:p text:style-name="P4"/>
      <text:p text:style-name="P4">todo - все </text:p>
      <text:p text:style-name="P4">salir - выходить </text:p>
      <text:p text:style-name="P4">trabahar - работать </text:p>
      <text:p text:style-name="P4">la mujer - женщина </text:p>
      <text:p text:style-name="P4">el hombre - мужчина </text:p>
      <text:p text:style-name="P4">el padre - отец </text:p>
      <text:p text:style-name="P4">la madre - мать </text:p>
      <text:p text:style-name="P4">el hijo - сын </text:p>
      <text:p text:style-name="P4">el tren - поезд </text:p>
      <text:p text:style-name="P4">el coche - автомобиль </text:p>
      <text:p text:style-name="P4">el jardin - сад </text:p>
      <text:p text:style-name="P4"/>
      <text:p text:style-name="Level_20_2">Урок 4</text:p>
      <text:p text:style-name="P4"/>
      <text:p text:style-name="P2">alguno - какой-нибудь, некоторый </text:p>
      <text:p text:style-name="P2">amable - любезный </text:p>
      <text:p text:style-name="P2">aqui - здесь </text:p>
      <text:p text:style-name="P2">articulo - статья </text:p>
      <text:p text:style-name="P2">contar - рассказывать </text:p>
      <text:p text:style-name="P2">culto - культурный </text:p>
      <text:p text:style-name="P2">desayunar - завтракать </text:p>
      <text:p text:style-name="P2"><text:soft-page-break/>descansar - отдыхать </text:p>
      <text:p text:style-name="P2">despacho - кабинет </text:p>
      <text:p text:style-name="P2">dificil - трудный </text:p>
      <text:p text:style-name="P2">dominar - владеть ~ muchas lenguas </text:p>
      <text:p text:style-name="P2">ejercito - армия </text:p>
      <text:p text:style-name="P2">empezar - начинать(ся) </text:p>
      <text:p text:style-name="P2">entonces - в таком случае, тогда </text:p>
      <text:p text:style-name="P2">esperar - встречать </text:p>
      <text:p text:style-name="P2">esposa - жена </text:p>
      <text:p text:style-name="P2">este - этот </text:p>
      <text:p text:style-name="P2">exito - успех </text:p>
      <text:p text:style-name="P2">explicar - объяснять </text:p>
      <text:p text:style-name="P2">exterior - внешний </text:p>
      <text:p text:style-name="P2">extranjero - иностранный </text:p>
      <text:p text:style-name="P2">facil - легкий, нетрудный </text:p>
      <text:p text:style-name="P2">fiesta - праздник </text:p>
      <text:p text:style-name="P2">impression - впечатление </text:p>
      <text:p text:style-name="P2">inteligente - интересный </text:p>
      <text:p text:style-name="P2">interior - внутренний </text:p>
      <text:p text:style-name="P2">invitar - приглашать </text:p>
      <text:p text:style-name="P2">mi - мой, моя </text:p>
      <text:p text:style-name="P2">palabra - слово </text:p>
      <text:p text:style-name="P2">para - для </text:p>
      <text:p text:style-name="P2">pensar - думать </text:p>
      <text:p text:style-name="P2">pero - но </text:p>
      <text:p text:style-name="P2">?por que? - почему ? </text:p>
      <text:p text:style-name="P2">recibir - получать </text:p>
      <text:p text:style-name="P2">relacion - отношение, связь </text:p>
      <text:p text:style-name="P2">responder - отвечать </text:p>
      <text:p text:style-name="P2">siempre - всегда </text:p>
      <text:p text:style-name="P2">sobre - о </text:p>
      <text:p text:style-name="P2">tarde - вечер </text:p>
      <text:p text:style-name="P2">temprano - рано </text:p>
      <text:p text:style-name="P2">todo - все </text:p>
      <text:p text:style-name="P2">trabajar - работать </text:p>
      <text:p text:style-name="P2">trabajo - работа </text:p>
      <text:p text:style-name="P2"><text:soft-page-break/>victoria - победа </text:p>
      <text:p text:style-name="P2">volver - возвращаться</text:p>
      <text:p text:style-name="P2"/>
      <text:p text:style-name="P2">encantador — интересный</text:p>
      <text:p text:style-name="P2">útil ' - полезный</text:p>
      <text:p text:style-name="P2">barato — дешевый</text:p>
      <text:p text:style-name="P2">largo — длинный</text:p>
      <text:p text:style-name="P2">alto — высокий</text:p>
      <text:p text:style-name="P2">la cocina — кухня</text:p>
      <text:p text:style-name="P2">allí — там</text:p>
      <text:p text:style-name="P2">peligroso — опасно, опасный</text:p>
      <text:p text:style-name="P2">fumar — курить</text:p>
      <text:p text:style-name="P2">dulce — сладкий</text:p>
      <text:p text:style-name="P2">domingo - воскресенье</text:p>
      <text:p text:style-name="P2">caro — дорогой</text:p>
      <text:p text:style-name="P2">fuerte — сильный</text:p>
      <text:p text:style-name="P2">muy — очень</text:p>
      <text:p text:style-name="P2">viejo — старый</text:p>
      <text:p text:style-name="P2">ocupado — занятый</text:p>
      <text:p text:style-name="P2">libre - свободный</text:p>
      <text:p text:style-name="P2"/>
      <text:p text:style-name="Level_20_1">Диалоги</text:p>
      <text:p text:style-name="Standard"/>
      <text:p text:style-name="Level_20_2">Первый</text:p>
      <text:p text:style-name="Standard"/>
      <text:p text:style-name="P2">- Ola </text:p>
      <text:p text:style-name="P2">- Ola </text:p>
      <text:p text:style-name="P2">- ?Que tal? </text:p>
      <text:p text:style-name="P2">- Bien, gracias. </text:p>
      <text:p text:style-name="P2">- Y tu. / Y usted.</text:p>
      <text:p text:style-name="P2">- Estupendo, gracias. </text:p>
      <text:p text:style-name="P2"/>
      <text:p text:style-name="Level_20_2">Второй</text:p>
      <text:p text:style-name="P2"/>
      <text:p text:style-name="P2">- Buenos días / Buenas tardes / Buenas noches <text:s/></text:p>
      <text:p text:style-name="P2">- Adios / Hasta luego / Hasta pronto / Hasta mańana </text:p>
      <text:p text:style-name="P2"/>
      <text:p text:style-name="Level_20_2"><text:soft-page-break/>Третий</text:p>
      <text:p text:style-name="Standard"/>
      <text:p text:style-name="P2">- ?Como te llama? <text:s/>/ ¿Como se llama usted? </text:p>
      <text:p text:style-name="P2">- Me llamo ... </text:p>
      <text:p text:style-name="P2"/>
      <text:p text:style-name="P2">- ¿De dónde eres? / ¿De dónde es usted? </text:p>
      <text:p text:style-name="P2">- Soy de españa. </text:p>
      <text:p text:style-name="P2"/>
      <text:p text:style-name="Level_20_2">Четвертый</text:p>
      <text:p text:style-name="Standard"/>
      <text:p text:style-name="P2">- ¿Eres de españa? <text:s/>/ ¿Es usted de españa? </text:p>
      <text:p text:style-name="P2">- Si, soy de españa. </text:p>
      <text:p text:style-name="P2">- No, no soy de españa. </text:p>
      <text:p text:style-name="P2"/>
      <text:p text:style-name="P2">- ¿Donde vives? / ¿Donde vive usted? </text:p>
      <text:p text:style-name="P2">- Vivo en españa.</text:p>
      <text:p text:style-name="P2"/>
      <text:p text:style-name="Level_20_2">Пятый</text:p>
      <text:p text:style-name="Standard"/>
      <text:list xml:id="list1974318095" text:style-name="L9">
        <text:list-item>
          <text:p text:style-name="P16">Hermano / hermana / madre / padre.</text:p>
        </text:list-item>
        <text:list-item>
          <text:p text:style-name="P16">Marido / mujer.</text:p>
        </text:list-item>
        <text:list-item>
          <text:p text:style-name="P16">Hijo / hija.</text:p>
        </text:list-item>
        <text:list-item>
          <text:p text:style-name="P16">Mi marido / mi mujer / … .</text:p>
        </text:list-item>
        <text:list-item>
          <text:p text:style-name="P16">Este es mi harmano / Esta es mi mujer.</text:p>
        </text:list-item>
        <text:list-item>
          <text:p text:style-name="P16">Se llamo Carl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2-14T01:09:32</meta:creation-date>
    <dc:date>2010-02-15T17:16:31</dc:date>
    <meta:editing-duration>PT12H47M21S</meta:editing-duration>
    <meta:editing-cycles>49</meta:editing-cycles>
    <meta:generator>OpenOffice.org/3.2$Linux OpenOffice.org_project/320m12$Build-9483</meta:generator>
    <meta:document-statistic meta:table-count="0" meta:image-count="0" meta:object-count="0" meta:page-count="24" meta:paragraph-count="624" meta:word-count="2942" meta:character-count="16022"/>
    <meta:user-defined meta:name="Поле 1"/>
    <meta:user-defined meta:name="Поле 2"/>
    <meta:user-defined meta:name="Поле 3"/>
    <meta:user-defined meta:name="Поле 4"/>
    <meta:template xlink:type="simple" xlink:actuate="onRequest" xlink:title="" xlink:href="../../../.config/.openoffice.org/3/user/template/fb21_styles.ott"/>
  </office:meta>
</office:document-meta>
</file>